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5e91e"/>
    </style:style>
    <style:style style:name="P2" style:family="paragraph" style:parent-style-name="Text_20_body">
      <style:text-properties officeooo:paragraph-rsid="0015e91e"/>
    </style:style>
    <style:style style:name="P3" style:family="paragraph" style:parent-style-name="Title">
      <style:text-properties officeooo:rsid="0015e91e" officeooo:paragraph-rsid="0015e91e"/>
    </style:style>
    <style:style style:name="T1" style:family="text">
      <style:text-properties officeooo:rsid="0015e91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15e91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ts Andersen</text:p>
      <text:h text:style-name="P1" text:outline-level="1" text:is-list-header="true"><text:span text:style-name="T3">Oppgave 1 – Rike bilder</text:span></text:h>
      <text:p text:style-name="P2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3:51:00.840249858</meta:creation-date>
    <dc:date>2025-01-26T13:56:00.658710639</dc:date>
    <meta:editing-duration>PT4M5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2" meta:word-count="6" meta:character-count="36" meta:non-whitespace-character-count="31"/>
  </office:meta>
</office:document-meta>
</file>